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Text</text:p>
          </table:table-cell>
          <table:table-cell office:value-type="string">
            <text:p>correctAnswerNr</text:p>
          </table:table-cell>
          <table:table-cell office:value-type="string">
            <text:p>possibleAnswe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string">
            <text:p>Someone spilled oil all over the place, and I really feel like smoking.</text:p>
          </table:table-cell>
          <table:table-cell office:value-type="float" office:value="2">
            <text:p>2</text:p>
          </table:table-cell>
          <table:table-cell office:value-type="string">
            <text:p>fissure;flame;tornad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string">
            <text:p>I invented a tornado machine, what could go wrong!</text:p>
          </table:table-cell>
          <table:table-cell office:value-type="float" office:value="3">
            <text:p>3</text:p>
          </table:table-cell>
          <table:table-cell office:value-type="string">
            <text:p>rocks;fissure;tornad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string">
            <text:p>godzilla's heavy steps are shaking the earth</text:p>
          </table:table-cell>
          <table:table-cell office:value-type="float" office:value="2">
            <text:p>2</text:p>
          </table:table-cell>
          <table:table-cell office:value-type="string">
            <text:p>tornado;fissure;fla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19.06.2018</text:date>, <text:time>17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8S</meta:editing-duration>
    <meta:editing-cycles>13</meta:editing-cycles>
    <meta:generator>OpenOffice/4.1.3$Win32 OpenOffice.org_project/413m1$Build-9783</meta:generator>
    <dc:date>2018-06-19T17:03:22.01</dc:date>
    <dc:creator>Felix 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